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9cm"/>
    </style:style>
    <style:style style:name="co3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5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8" style:family="table-cell" style:parent-style-name="DataPilot_20_Value">
      <style:table-cell-properties fo:border-bottom="none" fo:border-left="0.035cm solid #000000" fo:border-right="0.071cm solid #000000" fo:border-top="0.035cm solid #000000"/>
    </style:style>
    <style:style style:name="ce9" style:family="table-cell" style:parent-style-name="DataPilot_20_Value">
      <style:table-cell-properties fo:border-bottom="none" fo:border-left="0.035cm solid #000000" fo:border-right="0.071cm solid #000000" fo:border-top="none"/>
    </style:style>
    <style:style style:name="ce10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p.ID</text:p>
          </table:table-cell>
          <table:table-cell office:value-type="string">
            <text:p>species</text:p>
          </table:table-cell>
          <table:table-cell office:value-type="string">
            <text:p>date caught</text:p>
          </table:table-cell>
          <table:table-cell office:value-type="string">
            <text:p>Length.body (mm)</text:p>
          </table:table-cell>
          <table:table-cell office:value-type="string">
            <text:p>Length.tail (mm)</text:p>
          </table:table-cell>
          <table:table-cell office:value-type="string">
            <text:p>number of tails</text:p>
          </table:table-cell>
          <table:table-cell office:value-type="string">
            <text:p>status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L01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/>
        </table:table-row>
        <table:table-row table:style-name="ro1">
          <table:table-cell office:value-type="string">
            <text:p>L02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03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04</text:p>
          </table:table-cell>
          <table:table-cell office:value-type="string">
            <text:p>elongatum</text:p>
          </table:table-cell>
          <table:table-cell/>
          <table:table-cell office:value-type="float" office:value="6">
            <text:p>6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05</text:p>
          </table:table-cell>
          <table:table-cell office:value-type="string">
            <text:p>andromache</text:p>
          </table:table-cell>
          <table:table-cell/>
          <table:table-cell office:value-type="float" office:value="17">
            <text:p>17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06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/>
        </table:table-row>
        <table:table-row table:style-name="ro1">
          <table:table-cell office:value-type="string">
            <text:p>L07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/>
        </table:table-row>
        <table:table-row table:style-name="ro1">
          <table:table-cell office:value-type="string">
            <text:p>L08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09</text:p>
          </table:table-cell>
          <table:table-cell office:value-type="string">
            <text:p>small</text:p>
          </table:table-cell>
          <table:table-cell/>
          <table:table-cell office:value-type="float" office:value="4">
            <text:p>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</text:p>
          </table:table-cell>
          <table:table-cell office:value-type="string">
            <text:p>andromache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</text:p>
          </table:table-cell>
          <table:table-cell office:value-type="string">
            <text:p>andromache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Alathea</text:p>
          </table:table-cell>
          <table:table-cell/>
        </table:table-row>
        <table:table-row table:style-name="ro1">
          <table:table-cell office:value-type="string">
            <text:p>L12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13</text:p>
          </table:table-cell>
          <table:table-cell office:value-type="string">
            <text:p>small</text:p>
          </table:table-cell>
          <table:table-cell/>
          <table:table-cell office:value-type="float" office:value="3">
            <text:p>3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4</text:p>
          </table:table-cell>
          <table:table-cell office:value-type="string">
            <text:p>small</text:p>
          </table:table-cell>
          <table:table-cell/>
          <table:table-cell office:value-type="float" office:value="2">
            <text:p>2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5</text:p>
          </table:table-cell>
          <table:table-cell office:value-type="string">
            <text:p>small</text:p>
          </table:table-cell>
          <table:table-cell/>
          <table:table-cell office:value-type="float" office:value="3">
            <text:p>3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6</text:p>
          </table:table-cell>
          <table:table-cell office:value-type="string">
            <text:p>NA</text:p>
          </table:table-cell>
          <table:table-cell/>
          <table:table-cell office:value-type="float" office:value="18">
            <text:p>18.0</text:p>
          </table:table-cell>
          <table:table-cell table:number-columns-repeated="2"/>
          <table:table-cell office:value-type="string">
            <text:p>dead</text:p>
          </table:table-cell>
          <table:table-cell/>
        </table:table-row>
        <table:table-row table:style-name="ro1">
          <table:table-cell office:value-type="string">
            <text:p>L17</text:p>
          </table:table-cell>
          <table:table-cell office:value-type="string">
            <text:p>elongatum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18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19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0</text:p>
          </table:table-cell>
          <table:table-cell office:value-type="string">
            <text:p>dark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1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22</text:p>
          </table:table-cell>
          <table:table-cell office:value-type="string">
            <text:p>andromache</text:p>
          </table:table-cell>
          <table:table-cell/>
          <table:table-cell office:value-type="float" office:value="12">
            <text:p>12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23</text:p>
          </table:table-cell>
          <table:table-cell office:value-type="string">
            <text:p>elongatum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24</text:p>
          </table:table-cell>
          <table:table-cell office:value-type="string">
            <text:p>dark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5</text:p>
          </table:table-cell>
          <table:table-cell office:value-type="string">
            <text:p>elongatum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26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7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8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29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0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1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2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3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4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5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6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7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8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39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0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1</text:p>
          </table:table-cell>
          <table:table-cell office:value-type="string">
            <text:p>elongatum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2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athea</text:p>
          </table:table-cell>
          <table:table-cell/>
        </table:table-row>
        <table:table-row table:style-name="ro1">
          <table:table-cell office:value-type="string">
            <text:p>L43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4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5</text:p>
          </table:table-cell>
          <table:table-cell office:value-type="string">
            <text:p>andromache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dead</text:p>
          </table:table-cell>
          <table:table-cell/>
        </table:table-row>
        <table:table-row table:style-name="ro1">
          <table:table-cell office:value-type="string">
            <text:p>L46</text:p>
          </table:table-cell>
          <table:table-cell office:value-type="string">
            <text:p>small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dead</text:p>
          </table:table-cell>
          <table:table-cell/>
        </table:table-row>
        <table:table-row table:style-name="ro1">
          <table:table-cell office:value-type="string">
            <text:p>L47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48</text:p>
          </table:table-cell>
          <table:table-cell office:value-type="string">
            <text:p>sp.B.tan</text:p>
          </table:table-cell>
          <table:table-cell/>
          <table:table-cell office:value-type="float" office:value="12">
            <text:p>12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49</text:p>
          </table:table-cell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50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51</text:p>
          </table:table-cell>
          <table:table-cell office:value-type="string">
            <text:p>sp.B.tan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52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53</text:p>
          </table:table-cell>
          <table:table-cell office:value-type="string">
            <text:p>elongatum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54</text:p>
          </table:table-cell>
          <table:table-cell office:value-type="string">
            <text:p>elongatum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55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56</text:p>
          </table:table-cell>
          <table:table-cell office:value-type="string">
            <text:p>elongatum</text:p>
          </table:table-cell>
          <table:table-cell/>
          <table:table-cell office:value-type="float" office:value="20">
            <text:p>20.0</text:p>
          </table:table-cell>
          <table:table-cell table:number-columns-repeated="2"/>
          <table:table-cell office:value-type="string">
            <text:p>dead</text:p>
          </table:table-cell>
          <table:table-cell/>
        </table:table-row>
        <table:table-row table:style-name="ro1">
          <table:table-cell office:value-type="string">
            <text:p>L57</text:p>
          </table:table-cell>
          <table:table-cell office:value-type="string">
            <text:p>elongatum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58</text:p>
          </table:table-cell>
          <table:table-cell office:value-type="string">
            <text:p>elongatum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59</text:p>
          </table:table-cell>
          <table:table-cell office:value-type="string">
            <text:p>elongatum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0</text:p>
          </table:table-cell>
          <table:table-cell office:value-type="string">
            <text:p>elongatum</text:p>
          </table:table-cell>
          <table:table-cell/>
          <table:table-cell office:value-type="float" office:value="17">
            <text:p>1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1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2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3</text:p>
          </table:table-cell>
          <table:table-cell office:value-type="string">
            <text:p>elongatum</text:p>
          </table:table-cell>
          <table:table-cell/>
          <table:table-cell office:value-type="float" office:value="6">
            <text:p>6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4</text:p>
          </table:table-cell>
          <table:table-cell office:value-type="string">
            <text:p>andromache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65</text:p>
          </table:table-cell>
          <table:table-cell office:value-type="string">
            <text:p>elongatum</text:p>
          </table:table-cell>
          <table:table-cell/>
          <table:table-cell office:value-type="float" office:value="6">
            <text:p>6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6</text:p>
          </table:table-cell>
          <table:table-cell office:value-type="string">
            <text:p>sp.B.tan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7</text:p>
          </table:table-cell>
          <table:table-cell office:value-type="string">
            <text:p>elongatum</text:p>
          </table:table-cell>
          <table:table-cell/>
          <table:table-cell office:value-type="float" office:value="65">
            <text:p>6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68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69</text:p>
          </table:table-cell>
          <table:table-cell office:value-type="string">
            <text:p>elongatum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70</text:p>
          </table:table-cell>
          <table:table-cell office:value-type="string">
            <text:p>elongatum</text:p>
          </table:table-cell>
          <table:table-cell/>
          <table:table-cell office:value-type="float" office:value="6.5">
            <text:p>6.5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71</text:p>
          </table:table-cell>
          <table:table-cell office:value-type="string">
            <text:p>elongatum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72</text:p>
          </table:table-cell>
          <table:table-cell office:value-type="string">
            <text:p>andromache</text:p>
          </table:table-cell>
          <table:table-cell/>
          <table:table-cell office:value-type="float" office:value="13">
            <text:p>13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73</text:p>
          </table:table-cell>
          <table:table-cell office:value-type="string">
            <text:p>elongatum</text:p>
          </table:table-cell>
          <table:table-cell/>
          <table:table-cell office:value-type="float" office:value="8.5">
            <text:p>8.5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74</text:p>
          </table:table-cell>
          <table:table-cell office:value-type="string">
            <text:p>elongatum</text:p>
          </table:table-cell>
          <table:table-cell/>
          <table:table-cell office:value-type="float" office:value="5">
            <text:p>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75</text:p>
          </table:table-cell>
          <table:table-cell office:value-type="string">
            <text:p>elongatum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76</text:p>
          </table:table-cell>
          <table:table-cell office:value-type="string">
            <text:p>andromache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77</text:p>
          </table:table-cell>
          <table:table-cell office:value-type="string">
            <text:p>elongatum</text:p>
          </table:table-cell>
          <table:table-cell/>
          <table:table-cell office:value-type="float" office:value="9.5">
            <text:p>9.5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78</text:p>
          </table:table-cell>
          <table:table-cell office:value-type="string">
            <text:p>elongatum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79</text:p>
          </table:table-cell>
          <table:table-cell office:value-type="string">
            <text:p>andromache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0</text:p>
          </table:table-cell>
          <table:table-cell office:value-type="string">
            <text:p>elongatum</text:p>
          </table:table-cell>
          <table:table-cell/>
          <table:table-cell office:value-type="float" office:value="11">
            <text:p>11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1</text:p>
          </table:table-cell>
          <table:table-cell office:value-type="string">
            <text:p>elongatum</text:p>
          </table:table-cell>
          <table:table-cell/>
          <table:table-cell office:value-type="float" office:value="13">
            <text:p>13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82</text:p>
          </table:table-cell>
          <table:table-cell office:value-type="string">
            <text:p>elongatum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3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4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85</text:p>
          </table:table-cell>
          <table:table-cell office:value-type="string">
            <text:p>andromache</text:p>
          </table:table-cell>
          <table:table-cell/>
          <table:table-cell office:value-type="float" office:value="12">
            <text:p>12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6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7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8</text:p>
          </table:table-cell>
          <table:table-cell office:value-type="string">
            <text:p>elongatum</text:p>
          </table:table-cell>
          <table:table-cell/>
          <table:table-cell office:value-type="float" office:value="16">
            <text:p>16.0</text:p>
          </table:table-cell>
          <table:table-cell table:number-columns-repeated="2"/>
          <table:table-cell office:value-type="string">
            <text:p>Andrew</text:p>
          </table:table-cell>
          <table:table-cell/>
        </table:table-row>
        <table:table-row table:style-name="ro1">
          <table:table-cell office:value-type="string">
            <text:p>L89</text:p>
          </table:table-cell>
          <table:table-cell office:value-type="string">
            <text:p>andromache</text:p>
          </table:table-cell>
          <table:table-cell/>
          <table:table-cell office:value-type="float" office:value="10.5">
            <text:p>10.5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0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1</text:p>
          </table:table-cell>
          <table:table-cell office:value-type="string">
            <text:p>elongatum</text:p>
          </table:table-cell>
          <table:table-cell/>
          <table:table-cell office:value-type="float" office:value="7.5">
            <text:p>7.5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2</text:p>
          </table:table-cell>
          <table:table-cell office:value-type="string">
            <text:p>sp.B.tan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3</text:p>
          </table:table-cell>
          <table:table-cell office:value-type="string">
            <text:p>sp.B.tan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4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5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6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7</text:p>
          </table:table-cell>
          <table:table-cell office:value-type="string">
            <text:p>andromache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8</text:p>
          </table:table-cell>
          <table:table-cell office:value-type="string">
            <text:p>andromache</text:p>
          </table:table-cell>
          <table:table-cell/>
          <table:table-cell office:value-type="float" office:value="13">
            <text:p>13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99</text:p>
          </table:table-cell>
          <table:table-cell office:value-type="string">
            <text:p>andromache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0</text:p>
          </table:table-cell>
          <table:table-cell office:value-type="string">
            <text:p>andromache</text:p>
          </table:table-cell>
          <table:table-cell/>
          <table:table-cell office:value-type="float" office:value="8">
            <text:p>8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1</text:p>
          </table:table-cell>
          <table:table-cell office:value-type="string">
            <text:p>andromache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2</text:p>
          </table:table-cell>
          <table:table-cell office:value-type="string">
            <text:p>andromache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3</text:p>
          </table:table-cell>
          <table:table-cell office:value-type="string">
            <text:p>andromache</text:p>
          </table:table-cell>
          <table:table-cell/>
          <table:table-cell office:value-type="float" office:value="11">
            <text:p>11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4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5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6</text:p>
          </table:table-cell>
          <table:table-cell office:value-type="string">
            <text:p>elongatum</text:p>
          </table:table-cell>
          <table:table-cell/>
          <table:table-cell office:value-type="float" office:value="14">
            <text:p>14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7</text:p>
          </table:table-cell>
          <table:table-cell office:value-type="string">
            <text:p>elongatum</text:p>
          </table:table-cell>
          <table:table-cell/>
          <table:table-cell office:value-type="float" office:value="10">
            <text:p>10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8</text:p>
          </table:table-cell>
          <table:table-cell office:value-type="string">
            <text:p>sp.B.tan</text:p>
          </table:table-cell>
          <table:table-cell/>
          <table:table-cell office:value-type="float" office:value="12">
            <text:p>12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09</text:p>
          </table:table-cell>
          <table:table-cell office:value-type="string">
            <text:p>elongatum</text:p>
          </table:table-cell>
          <table:table-cell/>
          <table:table-cell office:value-type="float" office:value="13">
            <text:p>13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0</text:p>
          </table:table-cell>
          <table:table-cell office:value-type="string">
            <text:p>andromache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1</text:p>
          </table:table-cell>
          <table:table-cell office:value-type="string">
            <text:p>andromache</text:p>
          </table:table-cell>
          <table:table-cell/>
          <table:table-cell office:value-type="float" office:value="11">
            <text:p>11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2</text:p>
          </table:table-cell>
          <table:table-cell office:value-type="string">
            <text:p>andromache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3</text:p>
          </table:table-cell>
          <table:table-cell office:value-type="string">
            <text:p>andromache</text:p>
          </table:table-cell>
          <table:table-cell/>
          <table:table-cell office:value-type="float" office:value="7">
            <text:p>7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4</text:p>
          </table:table-cell>
          <table:table-cell office:value-type="string">
            <text:p>andromache</text:p>
          </table:table-cell>
          <table:table-cell/>
          <table:table-cell office:value-type="float" office:value="9">
            <text:p>9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>
          <table:table-cell office:value-type="string">
            <text:p>L115</text:p>
          </table:table-cell>
          <table:table-cell office:value-type="string">
            <text:p>elongatum</text:p>
          </table:table-cell>
          <table:table-cell/>
          <table:table-cell office:value-type="float" office:value="15">
            <text:p>15.0</text:p>
          </table:table-cell>
          <table:table-cell table:number-columns-repeated="2"/>
          <table:table-cell office:value-type="string">
            <text:p>alive</text:p>
          </table:table-cell>
          <table:table-cell/>
        </table:table-row>
        <table:table-row table:style-name="ro1" table:number-rows-repeated="10484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ataPilot_Planilha1_1" table:style-name="ta1" table:print="false">
        <table:table-column table:style-name="co1" table:default-cell-style-name="ce4"/>
        <table:table-column table:style-name="co1" table:default-cell-style-name="ce9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ataPilot_20_Field" office:value-type="string">
            <text:p>status</text:p>
          </table:table-cell>
          <table:table-cell table:style-name="ce6" office:value-type="string">
            <text:p>aliv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>
            <text:p>species</text:p>
          </table:table-cell>
          <table:table-cell table:style-name="ce7"/>
        </table:table-row>
        <table:table-row table:style-name="ro1">
          <table:table-cell table:style-name="ce3" office:value-type="string">
            <text:p>andromache</text:p>
          </table:table-cell>
          <table:table-cell table:style-name="ce8" office:value-type="float" office:value="19">
            <text:p>19</text:p>
          </table:table-cell>
        </table:table-row>
        <table:table-row table:style-name="ro1">
          <table:table-cell office:value-type="string">
            <text:p>dark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ongatum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all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p.B.tan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5" office:value-type="string">
            <text:p>Total Result</text:p>
          </table:table-cell>
          <table:table-cell table:style-name="ce10" office:value-type="float" office:value="75">
            <text:p>75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Planilha1.A1:Planilha1.H1048576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ataPilot_Planilha1_1.A1:DataPilot_Planilha1_1.B11" table:buttons="DataPilot_Planilha1_1.A1 DataPilot_Planilha1_1.A2 DataPilot_Planilha1_1.A4">
          <table:source-cell-range table:cell-range-address="Planilha1.A1:Planilha1.H116"/>
          <table:data-pilot-field table:source-field-name="status" table:orientation="page" table:selected-page="alive" table:used-hierarchy="0" table:function="auto">
            <table:data-pilot-level table:show-empty="false">
              <table:data-pilot-members>
                <table:data-pilot-member table:name="Alathea" table:display="true" table:show-details="true"/>
                <table:data-pilot-member table:name="alive" table:display="true" table:show-details="true"/>
                <table:data-pilot-member table:name="Andrew" table:display="true" table:show-details="true"/>
                <table:data-pilot-member table:name="dea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pecies" table:orientation="row" table:used-hierarchy="0" table:function="auto">
            <table:data-pilot-level table:show-empty="false">
              <table:data-pilot-members>
                <table:data-pilot-member table:name="andromache" table:display="true" table:show-details="true"/>
                <table:data-pilot-member table:name="dark" table:display="true" table:show-details="true"/>
                <table:data-pilot-member table:name="elongatum" table:display="true" table:show-details="true"/>
                <table:data-pilot-member table:name="NA" table:display="true" table:show-details="true"/>
                <table:data-pilot-member table:name="small" table:display="true" table:show-details="true"/>
                <table:data-pilot-member table:name="sp.B.ta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Length.body (mm)" table:orientation="data" table:used-hierarchy="0" table:function="count">
            <table:data-pilot-level table:show-empty="false">
              <table:data-pilot-members>
                <table:data-pilot-member table:name="2.0" table:display="true" table:show-details="true"/>
                <table:data-pilot-member table:name="3.0" table:display="true" table:show-details="true"/>
                <table:data-pilot-member table:name="4.0" table:display="true" table:show-details="true"/>
                <table:data-pilot-member table:name="5.0" table:display="true" table:show-details="true"/>
                <table:data-pilot-member table:name="6.0" table:display="true" table:show-details="true"/>
                <table:data-pilot-member table:name="6.5" table:display="true" table:show-details="true"/>
                <table:data-pilot-member table:name="7.0" table:display="true" table:show-details="true"/>
                <table:data-pilot-member table:name="7.5" table:display="true" table:show-details="true"/>
                <table:data-pilot-member table:name="8.0" table:display="true" table:show-details="true"/>
                <table:data-pilot-member table:name="8.5" table:display="true" table:show-details="true"/>
                <table:data-pilot-member table:name="9.0" table:display="true" table:show-details="true"/>
                <table:data-pilot-member table:name="9.5" table:display="true" table:show-details="true"/>
                <table:data-pilot-member table:name="10.0" table:display="true" table:show-details="true"/>
                <table:data-pilot-member table:name="10.5" table:display="true" table:show-details="true"/>
                <table:data-pilot-member table:name="11.0" table:display="true" table:show-details="true"/>
                <table:data-pilot-member table:name="12.0" table:display="true" table:show-details="true"/>
                <table:data-pilot-member table:name="13.0" table:display="true" table:show-details="true"/>
                <table:data-pilot-member table:name="14.0" table:display="true" table:show-details="true"/>
                <table:data-pilot-member table:name="15.0" table:display="true" table:show-details="true"/>
                <table:data-pilot-member table:name="16.0" table:display="true" table:show-details="true"/>
                <table:data-pilot-member table:name="17.0" table:display="true" table:show-details="true"/>
                <table:data-pilot-member table:name="18.0" table:display="true" table:show-details="true"/>
                <table:data-pilot-member table:name="20.0" table:display="true" table:show-details="true"/>
                <table:data-pilot-member table:name="65.0" table:display="true" table:show-details="true"/>
                <table:data-pilot-member table:name="N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0:1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2-14T16:49:01</meta:creation-date>
    <dc:date>2011-02-27T20:12:53</dc:date>
    <dc:creator>Andrew </dc:creator>
    <meta:editing-duration>PT100H17M21S</meta:editing-duration>
    <meta:editing-cycles>4</meta:editing-cycles>
    <meta:generator>OpenOffice.org/3.2$Linux OpenOffice.org_project/320m19$Build-9505</meta:generator>
    <meta:document-statistic meta:table-count="4" meta:cell-count="490" meta:object-count="0"/>
  </office:meta>
</office:document-meta>
</file>